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7cm" svg:stroke-color="#c11b24" draw:stroke-linejoin="round" svg:stroke-linecap="round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solid" draw:fill-color="#c11b24"/>
    </style:style>
    <style:style style:name="gr4" style:family="graphic" style:parent-style-name="standard">
      <style:graphic-properties draw:stroke="solid" svg:stroke-width="0.027cm" svg:stroke-color="#c11b24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22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49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solid" svg:stroke-width="0.027cm" svg:stroke-color="#c11b24" draw:stroke-linejoin="round" svg:stroke-linecap="round" draw:fill="none" draw:textarea-vertical-align="middl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c11b24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Titr" fo:font-size="8pt" style:font-size-asian="8pt" style:font-name-complex="Titr" style:font-size-complex="8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style:font-name="IPAPMincho" fo:font-size="8pt" style:font-size-asian="8pt" style:font-name-complex="Titr" style:font-size-complex="8pt"/>
    </style:style>
    <style:style style:name="P11" style:family="paragraph">
      <loext:graphic-properties draw:fill="none" draw:fill-color="#ffffff"/>
      <style:paragraph-properties fo:text-align="end"/>
      <style:text-properties style:font-name="Titr" fo:font-size="8pt" style:font-size-asian="8pt" style:font-name-complex="Titr" style:font-size-complex="8pt"/>
    </style:style>
    <style:style style:name="T1" style:family="text">
      <style:text-properties fo:color="#000000" style:font-name="HelveticaNeue1" fo:font-size="6.40000009536743pt" style:font-size-asian="6.40000009536743pt" style:font-name-complex="HelveticaNeue1" style:font-size-complex="6.40000009536743pt"/>
    </style:style>
    <style:style style:name="T2" style:family="text">
      <style:text-properties fo:color="#000000" style:font-name="HelveticaNeue1" fo:font-size="9.89999961853027pt" style:font-size-asian="9.89999961853027pt" style:font-name-complex="HelveticaNeue1" style:font-size-complex="9.89999961853027pt"/>
    </style:style>
    <style:style style:name="T3" style:family="text">
      <style:text-properties style:font-name="Titr" fo:font-size="8pt" style:font-size-asian="8pt" style:font-name-complex="Titr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56cm" svg:height="1.256cm" svg:x="7.324cm" svg:y="0.955cm" svg:viewBox="0 0 1257 1257" svg:d="M1073 184c245 246 245 643 0 889-246 245-644 245-889 0-245-246-245-643 0-889 245-245 643-245 889 0z">
          <text:p/>
        </draw:path>
        <draw:path draw:style-name="gr2" draw:text-style-name="P2" draw:layer="layout" svg:width="1.256cm" svg:height="1.256cm" svg:x="7.324cm" svg:y="0.955cm" svg:viewBox="0 0 1257 1257" svg:d="M1073 184c245 246 245 643 0 889-246 245-644 245-889 0-245-246-245-643 0-889 245-245 643-245 889 0z">
          <text:p/>
        </draw:path>
        <draw:path draw:style-name="gr1" draw:text-style-name="P1" draw:layer="layout" svg:width="1.257cm" svg:height="1.256cm" svg:x="0.051cm" svg:y="0.955cm" svg:viewBox="0 0 1258 1257" svg:d="M1073 184c246 246 246 643 0 889-245 245-642 245-888 0-247-246-247-643 0-889 246-245 643-245 888 0z">
          <text:p/>
        </draw:path>
        <draw:path draw:style-name="gr2" draw:text-style-name="P2" draw:layer="layout" svg:width="1.257cm" svg:height="1.256cm" svg:x="0.051cm" svg:y="0.955cm" svg:viewBox="0 0 1258 1257" svg:d="M1073 184c246 246 246 643 0 889-245 245-642 245-888 0-247-246-247-643 0-889 246-245 643-245 888 0z">
          <text:p/>
        </draw:path>
        <draw:path draw:style-name="gr1" draw:text-style-name="P1" draw:layer="layout" svg:width="1.256cm" svg:height="1.256cm" svg:x="1.808cm" svg:y="0.955cm" svg:viewBox="0 0 1257 1257" svg:d="M1073 184c245 246 245 643 0 889-245 245-644 245-889 0-245-246-245-643 0-889 245-245 644-245 889 0z">
          <text:p/>
        </draw:path>
        <draw:path draw:style-name="gr2" draw:text-style-name="P2" draw:layer="layout" svg:width="1.256cm" svg:height="1.256cm" svg:x="1.808cm" svg:y="0.955cm" svg:viewBox="0 0 1257 1257" svg:d="M1073 184c245 246 245 643 0 889-245 245-644 245-889 0-245-246-245-643 0-889 245-245 644-245 889 0z">
          <text:p/>
        </draw:path>
        <draw:line draw:style-name="gr2" draw:text-style-name="P2" draw:layer="layout" svg:x1="1.32cm" svg:y1="1.582cm" svg:x2="1.614cm" svg:y2="1.582cm">
          <text:p/>
        </draw:line>
        <draw:polygon draw:style-name="gr3" draw:text-style-name="P3" draw:layer="layout" svg:width="0.134cm" svg:height="0.101cm" svg:x="1.614cm" svg:y="1.532cm" svg:viewBox="0 0 135 102" draw:points="135,51 0,0 0,102">
          <text:p/>
        </draw:polygon>
        <draw:polygon draw:style-name="gr4" draw:text-style-name="P2" draw:layer="layout" svg:width="0.134cm" svg:height="0.101cm" svg:x="1.614cm" svg:y="1.532cm" svg:viewBox="0 0 135 102" draw:points="135,51 0,0 0,102">
          <text:p/>
        </draw:polygon>
        <draw:path draw:style-name="gr1" draw:text-style-name="P1" draw:layer="layout" svg:width="1.256cm" svg:height="1.256cm" svg:x="4.566cm" svg:y="0.955cm" svg:viewBox="0 0 1257 1257" svg:d="M1073 184c245 246 245 643 0 889-245 245-643 245-889 0-245-246-245-643 0-889 246-245 644-245 889 0z">
          <text:p/>
        </draw:path>
        <draw:path draw:style-name="gr2" draw:text-style-name="P2" draw:layer="layout" svg:width="1.256cm" svg:height="1.256cm" svg:x="4.566cm" svg:y="0.955cm" svg:viewBox="0 0 1257 1257" svg:d="M1073 184c245 246 245 643 0 889-245 245-643 245-889 0-245-246-245-643 0-889 246-245 644-245 889 0z">
          <text:p/>
        </draw:path>
        <draw:path draw:style-name="gr1" draw:text-style-name="P1" draw:layer="layout" svg:width="1.256cm" svg:height="1.256cm" svg:x="4.566cm" svg:y="5.287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4.566cm" svg:y="5.287cm" svg:viewBox="0 0 1257 1257" svg:d="M1073 184c245 247 245 644 0 889s-643 245-889 0c-245-245-245-642 0-889 246-245 644-245 889 0z">
          <text:p/>
        </draw:path>
        <draw:frame draw:style-name="gr5" draw:text-style-name="P5" draw:layer="layout" svg:width="0.226cm" svg:height="0.259cm" svg:x="5.083cm" svg:y="1.456cm">
          <draw:text-box>
            <text:p text:style-name="P4"><text:span text:style-name="T1">…</text:span></text:p>
          </draw:text-box>
        </draw:frame>
        <draw:path draw:style-name="gr1" draw:text-style-name="P1" draw:layer="layout" svg:width="1.256cm" svg:height="1.256cm" svg:x="1.808cm" svg:y="5.287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.808cm" svg:y="5.287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5.02cm" svg:y="5.72cm">
          <draw:text-box>
            <text:p text:style-name="P4"><text:span text:style-name="T2">…</text:span></text:p>
          </draw:text-box>
        </draw:frame>
        <draw:polygon draw:style-name="gr3" draw:text-style-name="P3" draw:layer="layout" svg:width="0.136cm" svg:height="0.101cm" svg:x="4.371cm" svg:y="1.575cm" svg:viewBox="0 0 137 102" draw:points="137,43 0,0 5,102">
          <text:p/>
        </draw:polygon>
        <draw:polygon draw:style-name="gr4" draw:text-style-name="P2" draw:layer="layout" svg:width="0.136cm" svg:height="0.101cm" svg:x="4.371cm" svg:y="1.575cm" svg:viewBox="0 0 137 102" draw:points="137,43 0,0 5,102">
          <text:p/>
        </draw:polygon>
        <draw:path draw:style-name="gr1" draw:text-style-name="P1" draw:layer="layout" svg:width="1.256cm" svg:height="1.256cm" svg:x="7.324cm" svg:y="5.287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7.324cm" svg:y="5.287cm" svg:viewBox="0 0 1257 1257" svg:d="M1073 184c245 247 245 644 0 889-246 245-644 245-889 0s-245-642 0-889c245-245 643-245 889 0z">
          <text:p/>
        </draw:path>
        <draw:line draw:style-name="gr2" draw:text-style-name="P2" draw:layer="layout" svg:x1="7.966cm" svg:y1="2.224cm" svg:x2="7.946cm" svg:y2="3.052cm">
          <text:p/>
        </draw:line>
        <draw:polygon draw:style-name="gr3" draw:text-style-name="P3" draw:layer="layout" svg:width="0.1cm" svg:height="0.133cm" svg:x="7.902cm" svg:y="2.963cm" svg:viewBox="0 0 101 134" draw:points="51,134 101,0 0,0">
          <text:p/>
        </draw:polygon>
        <draw:polygon draw:style-name="gr4" draw:text-style-name="P2" draw:layer="layout" svg:width="0.1cm" svg:height="0.133cm" svg:x="7.902cm" svg:y="2.963cm" svg:viewBox="0 0 101 134" draw:points="51,134 101,0 0,0">
          <text:p/>
        </draw:polygon>
        <draw:line draw:style-name="gr2" draw:text-style-name="P2" draw:layer="layout" svg:x1="2.725cm" svg:y1="5.338cm" svg:x2="4.757cm" svg:y2="2.036cm">
          <text:p/>
        </draw:line>
        <draw:polygon draw:style-name="gr3" draw:text-style-name="P3" draw:layer="layout" svg:width="0.131cm" svg:height="0.13cm" draw:transform="rotate (0.261799387799149) translate (4.61386407997957cm 2.085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4.61386407997957cm 2.08571527973542cm)" svg:viewBox="0 0 132 131" draw:points="132,0 0,60 73,131">
          <text:p/>
        </draw:polygon>
        <draw:path draw:style-name="gr2" draw:text-style-name="P2" draw:layer="layout" svg:width="3.5cm" svg:height="0.614cm" svg:x="1.129cm" svg:y="0.512cm" svg:viewBox="0 0 3501 615" svg:d="M0 615c2112-1279 3435-166 3435-166 0 0-393-271 66 45">
          <text:p/>
        </draw:path>
        <draw:polygon draw:style-name="gr3" draw:text-style-name="P3" draw:layer="layout" svg:width="0.13cm" svg:height="0.13cm" svg:x="4.578cm" svg:y="0.966cm" svg:viewBox="0 0 131 131" draw:points="131,131 71,0 0,71">
          <text:p/>
        </draw:polygon>
        <draw:polygon draw:style-name="gr4" draw:text-style-name="P2" draw:layer="layout" svg:width="0.13cm" svg:height="0.13cm" svg:x="4.578cm" svg:y="0.966cm" svg:viewBox="0 0 131 131" draw:points="131,131 71,0 0,71">
          <text:p/>
        </draw:polygon>
        <draw:path draw:style-name="gr2" draw:text-style-name="P2" draw:layer="layout" svg:width="6.222cm" svg:height="0.75cm" svg:x="1.074cm" svg:y="0.385cm" svg:viewBox="0 0 6223 751" svg:d="M0 751c2078-1163 4553-807 6223-67">
          <text:p/>
        </draw:path>
        <draw:polygon draw:style-name="gr3" draw:text-style-name="P3" draw:layer="layout" svg:width="0.138cm" svg:height="0.118cm" svg:x="7.286cm" svg:y="1.024cm" svg:viewBox="0 0 139 119" draw:points="139,119 58,0 0,83">
          <text:p/>
        </draw:polygon>
        <draw:polygon draw:style-name="gr4" draw:text-style-name="P2" draw:layer="layout" svg:width="0.138cm" svg:height="0.118cm" svg:x="7.286cm" svg:y="1.024cm" svg:viewBox="0 0 139 119" draw:points="139,119 58,0 0,83">
          <text:p/>
        </draw:polygon>
        <draw:frame draw:style-name="gr7" draw:text-style-name="P7" draw:layer="layout" svg:width="0.593cm" svg:height="0.66cm" svg:x="0.411cm" svg:y="1.2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0.7cm" svg:height="0.756cm" svg:x="2.094cm" svg:y="1.2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7" draw:layer="layout" svg:width="0.745cm" svg:height="0.756cm" svg:x="7.613cm" svg:y="1.21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0.712cm" svg:height="0.756cm" svg:x="2.094cm" svg:y="5.5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7" draw:layer="layout" svg:width="0.757cm" svg:height="0.756cm" svg:x="7.599cm" svg:y="5.5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1" draw:text-style-name="P1" draw:layer="layout" svg:width="1.256cm" svg:height="1.256cm" svg:x="4.566cm" svg:y="3.112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4.566cm" svg:y="3.112cm" svg:viewBox="0 0 1257 1257" svg:d="M1073 184c245 247 245 644 0 889s-643 245-889 0c-245-245-245-642 0-889 246-245 644-245 889 0z">
          <text:p/>
        </draw:path>
        <draw:path draw:style-name="gr1" draw:text-style-name="P1" draw:layer="layout" svg:width="1.256cm" svg:height="1.256cm" svg:x="1.808cm" svg:y="3.112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.808cm" svg:y="3.112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5.02cm" svg:y="3.545cm">
          <draw:text-box>
            <text:p text:style-name="P4"><text:span text:style-name="T2">…</text:span></text:p>
          </draw:text-box>
        </draw:frame>
        <draw:path draw:style-name="gr1" draw:text-style-name="P1" draw:layer="layout" svg:width="1.256cm" svg:height="1.256cm" svg:x="7.324cm" svg:y="3.112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7.324cm" svg:y="3.112cm" svg:viewBox="0 0 1257 1257" svg:d="M1073 184c245 247 245 644 0 889-246 245-644 245-889 0s-245-642 0-889c245-245 643-245 889 0z">
          <text:p/>
        </draw:path>
        <draw:frame draw:style-name="gr7" draw:text-style-name="P7" draw:layer="layout" svg:width="0.713cm" svg:height="0.756cm" svg:x="2.094cm" svg:y="3.3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7" draw:layer="layout" svg:width="0.758cm" svg:height="0.756cm" svg:x="7.599cm" svg:y="3.35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2" draw:layer="layout" svg:x1="3.067cm" svg:y1="1.62cm" svg:x2="4.377cm" svg:y2="1.62cm">
          <text:p/>
        </draw:line>
        <draw:polygon draw:style-name="gr3" draw:text-style-name="P3" draw:layer="layout" svg:width="0.136cm" svg:height="0.101cm" svg:x="7.128cm" svg:y="1.576cm" svg:viewBox="0 0 137 102" draw:points="137,43 0,0 5,102">
          <text:p/>
        </draw:polygon>
        <draw:polygon draw:style-name="gr4" draw:text-style-name="P2" draw:layer="layout" svg:width="0.136cm" svg:height="0.101cm" svg:x="7.128cm" svg:y="1.576cm" svg:viewBox="0 0 137 102" draw:points="137,43 0,0 5,102">
          <text:p/>
        </draw:polygon>
        <draw:line draw:style-name="gr2" draw:text-style-name="P2" draw:layer="layout" svg:x1="5.824cm" svg:y1="1.621cm" svg:x2="7.134cm" svg:y2="1.621cm">
          <text:p/>
        </draw:line>
        <draw:frame draw:style-name="gr5" draw:text-style-name="P5" draw:layer="layout" svg:width="0.226cm" svg:height="0.259cm" svg:x="5.076cm" svg:y="1.457cm">
          <draw:text-box>
            <text:p text:style-name="P4"><text:span text:style-name="T1">…</text:span></text:p>
          </draw:text-box>
        </draw:frame>
        <draw:polygon draw:style-name="gr3" draw:text-style-name="P3" draw:layer="layout" svg:width="0.136cm" svg:height="0.101cm" svg:x="4.364cm" svg:y="1.576cm" svg:viewBox="0 0 137 102" draw:points="137,43 0,0 5,102">
          <text:p/>
        </draw:polygon>
        <draw:polygon draw:style-name="gr4" draw:text-style-name="P2" draw:layer="layout" svg:width="0.136cm" svg:height="0.101cm" svg:x="4.364cm" svg:y="1.576cm" svg:viewBox="0 0 137 102" draw:points="137,43 0,0 5,102">
          <text:p/>
        </draw:polygon>
        <draw:line draw:style-name="gr2" draw:text-style-name="P2" draw:layer="layout" svg:x1="3.06cm" svg:y1="1.621cm" svg:x2="4.37cm" svg:y2="1.621cm">
          <text:p/>
        </draw:line>
        <draw:line draw:style-name="gr2" draw:text-style-name="P2" draw:layer="layout" svg:x1="5.216cm" svg:y1="2.216cm" svg:x2="5.196cm" svg:y2="3.044cm">
          <text:p/>
        </draw:line>
        <draw:polygon draw:style-name="gr3" draw:text-style-name="P3" draw:layer="layout" svg:width="0.1cm" svg:height="0.133cm" svg:x="5.152cm" svg:y="2.955cm" svg:viewBox="0 0 101 134" draw:points="51,134 101,0 0,0">
          <text:p/>
        </draw:polygon>
        <draw:polygon draw:style-name="gr4" draw:text-style-name="P2" draw:layer="layout" svg:width="0.1cm" svg:height="0.133cm" svg:x="5.152cm" svg:y="2.955cm" svg:viewBox="0 0 101 134" draw:points="51,134 101,0 0,0">
          <text:p/>
        </draw:polygon>
        <draw:line draw:style-name="gr2" draw:text-style-name="P2" draw:layer="layout" svg:x1="2.426cm" svg:y1="2.222cm" svg:x2="2.406cm" svg:y2="3.05cm">
          <text:p/>
        </draw:line>
        <draw:polygon draw:style-name="gr3" draw:text-style-name="P3" draw:layer="layout" svg:width="0.1cm" svg:height="0.133cm" svg:x="2.362cm" svg:y="2.961cm" svg:viewBox="0 0 101 134" draw:points="51,134 101,0 0,0">
          <text:p/>
        </draw:polygon>
        <draw:polygon draw:style-name="gr4" draw:text-style-name="P2" draw:layer="layout" svg:width="0.1cm" svg:height="0.133cm" svg:x="2.362cm" svg:y="2.961cm" svg:viewBox="0 0 101 134" draw:points="51,134 101,0 0,0">
          <text:p/>
        </draw:polygon>
        <draw:line draw:style-name="gr8" draw:text-style-name="P8" draw:layer="layout" svg:x1="2.427cm" svg:y1="4.386cm" svg:x2="2.407cm" svg:y2="5.214cm">
          <text:p/>
        </draw:line>
        <draw:polygon draw:style-name="gr3" draw:text-style-name="P3" draw:layer="layout" svg:width="0.1cm" svg:height="0.133cm" svg:x="2.363cm" svg:y="5.125cm" svg:viewBox="0 0 101 134" draw:points="51,134 101,0 0,0">
          <text:p/>
        </draw:polygon>
        <draw:polygon draw:style-name="gr4" draw:text-style-name="P2" draw:layer="layout" svg:width="0.1cm" svg:height="0.133cm" svg:x="2.363cm" svg:y="5.125cm" svg:viewBox="0 0 101 134" draw:points="51,134 101,0 0,0">
          <text:p/>
        </draw:polygon>
        <draw:line draw:style-name="gr2" draw:text-style-name="P2" draw:layer="layout" svg:x1="5.209cm" svg:y1="4.387cm" svg:x2="5.189cm" svg:y2="5.215cm">
          <text:p/>
        </draw:line>
        <draw:polygon draw:style-name="gr3" draw:text-style-name="P3" draw:layer="layout" svg:width="0.1cm" svg:height="0.133cm" svg:x="5.145cm" svg:y="5.126cm" svg:viewBox="0 0 101 134" draw:points="51,134 101,0 0,0">
          <text:p/>
        </draw:polygon>
        <draw:polygon draw:style-name="gr4" draw:text-style-name="P2" draw:layer="layout" svg:width="0.1cm" svg:height="0.133cm" svg:x="5.145cm" svg:y="5.126cm" svg:viewBox="0 0 101 134" draw:points="51,134 101,0 0,0">
          <text:p/>
        </draw:polygon>
        <draw:line draw:style-name="gr2" draw:text-style-name="P2" draw:layer="layout" svg:x1="7.962cm" svg:y1="4.372cm" svg:x2="7.942cm" svg:y2="5.2cm">
          <text:p/>
        </draw:line>
        <draw:polygon draw:style-name="gr3" draw:text-style-name="P3" draw:layer="layout" svg:width="0.1cm" svg:height="0.133cm" svg:x="7.898cm" svg:y="5.111cm" svg:viewBox="0 0 101 134" draw:points="51,134 101,0 0,0">
          <text:p/>
        </draw:polygon>
        <draw:polygon draw:style-name="gr4" draw:text-style-name="P2" draw:layer="layout" svg:width="0.1cm" svg:height="0.133cm" svg:x="7.898cm" svg:y="5.111cm" svg:viewBox="0 0 101 134" draw:points="51,134 101,0 0,0">
          <text:p/>
        </draw:polygon>
        <draw:line draw:style-name="gr2" draw:text-style-name="P2" draw:layer="layout" svg:x1="5.47cm" svg:y1="5.338cm" svg:x2="7.502cm" svg:y2="2.036cm">
          <text:p/>
        </draw:line>
        <draw:polygon draw:style-name="gr3" draw:text-style-name="P3" draw:layer="layout" svg:width="0.131cm" svg:height="0.13cm" draw:transform="rotate (0.261799387799149) translate (7.37186407997957cm 2.080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7.37186407997957cm 2.08071527973542cm)" svg:viewBox="0 0 132 131" draw:points="132,0 0,60 73,131">
          <text:p/>
        </draw:polygon>
        <draw:frame draw:style-name="gr9" draw:text-style-name="P10" draw:layer="layout" svg:width="1.905cm" svg:height="0.762cm" svg:x="0.693cm" svg:y="4.449cm">
          <draw:text-box>
            <text:p text:style-name="P9"><text:span text:style-name="T3">argmax</text:span></text:p>
          </draw:text-box>
        </draw:frame>
        <draw:frame draw:style-name="gr9" draw:text-style-name="P11" draw:layer="layout" svg:width="1.905cm" svg:height="0.762cm" svg:x="3.494cm" svg:y="4.449cm">
          <draw:text-box>
            <text:p text:style-name="P9"><text:span text:style-name="T3">argmax</text:span></text:p>
          </draw:text-box>
        </draw:frame>
        <draw:frame draw:style-name="gr9" draw:text-style-name="P11" draw:layer="layout" svg:width="1.905cm" svg:height="0.762cm" svg:x="6.195cm" svg:y="4.449cm">
          <draw:text-box>
            <text:p text:style-name="P9"><text:span text:style-name="T3">argma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661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8:57:21.107793399</meta:creation-date>
    <dc:date>2019-01-01T19:31:29.563525220</dc:date>
    <meta:editing-duration>PT2M56S</meta:editing-duration>
    <meta:editing-cycles>2</meta:editing-cycles>
    <meta:generator>LibreOffice/5.1.6.2$Linux_X86_64 LibreOffice_project/10m0$Build-2</meta:generator>
    <meta:document-statistic meta:object-count="76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3/content.xml><?xml version="1.0" encoding="utf-8"?>
<math xmlns="http://www.w3.org/1998/Math/MathML" display="block">
  <semantics>
    <msub>
      <mi>h</mi>
      <mi>L</mi>
    </msub>
    <annotation encoding="StarMath 5.0">h_L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sub>
      <mi>x</mi>
      <mi>L</mi>
    </msub>
    <annotation encoding="StarMath 5.0">x_L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sub>
      <mi>q</mi>
      <mi>L</mi>
    </msub>
    <annotation encoding="StarMath 5.0">q_L</annotation>
  </semantics>
</math>
</file>